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065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4.6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6.765cm" fo:break-before="auto" style:use-optimal-row-height="true"/>
    </style:style>
    <style:style style:name="ro3" style:family="table-row">
      <style:table-row-properties style:row-height="6.36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5pt"/>
    </style:style>
    <style:style style:name="ce6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15pt"/>
    </style:style>
    <style:style style:name="ce7" style:family="table-cell" style:parent-style-name="Default">
      <style:table-cell-properties fo:background-color="#ed4c05" style:text-align-source="fix" style:repeat-content="false" fo:border="0.74pt solid #000000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5pt"/>
    </style:style>
  </office:automatic-styles>
  <office:body>
    <office:spreadsheet>
      <table:calculation-settings table:automatic-find-labels="false" table:use-regular-expressions="false" table:use-wildcards="true"/>
      <table:table table:name="user_stories_admin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row table:style-name="ro1">
          <table:table-cell table:style-name="ce1"/>
          <table:table-cell table:style-name="ce4" office:value-type="string" calcext:value-type="string">
            <text:p>BIG ORDRE</text:p>
          </table:table-cell>
          <table:table-cell table:style-name="ce7" office:value-type="string" calcext:value-type="string">
            <text:p>ORDRE PRECIS</text:p>
          </table:table-cell>
        </table:table-row>
        <table:table-row table:style-name="ro1">
          <table:table-cell table:style-name="ce2" office:value-type="string" calcext:value-type="string">
            <text:p>CONNEXION 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 tant qu'administrateur je veux pouvoir me connecter et que mon appli s'adapte à mon profil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En tant qu’administrateur, je veux pouvoir accéder à mon profil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style-name="ce2" office:value-type="string" calcext:value-type="string">
            <text:p>ADMINISTATEUR - VISUALISER 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En tant qu'administrateur, je veux pouvoir accéder à la liste des véhicules de services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- En tant qu'administrateur, je veux pouvoir filter les véhicules par Immat ou Marque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</table:table-row>
        <table:table-row table:style-name="ro2">
          <table:table-cell office:value-type="string" calcext:value-type="string">
            <text:p>- En tant qu'administrateur, je veux pouvoir afficher par véhicules les infos suivantes : </text:p>
            <text:p>• Immat</text:p>
            <text:p>•Marque</text:p>
            <text:p>•Modèle</text:p>
            <text:p>•Photos(URL) </text:p>
            <text:p>•Motorisation</text:p>
            <text:p>•Conso CO2/km</text:p>
            <text:p>•Nbr de places</text:p>
            <text:p>•Catégorie : </text:p>
            <text:p>           o Micro-urbaines </text:p>
            <text:p>           o Mini-citadines </text:p>
            <text:p>           o Citadines polyvalentes </text:p>
            <text:p>           o Compactes </text:p>
            <text:p>           o Berlines Taille S </text:p>
            <text:p>           o Berlines Taille M </text:p>
            <text:p>           o Berlines Taille L </text:p>
            <text:p>           O SUV, Tout-terrains et Pick-up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- En tant qu'administrateur, je veux pouvoir gérer les véhicules depuis cette liste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- En tant qu'administrateur, je veux pouvoir depuis cette liste, Modifier ou supprimer un véhicule donné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2" office:value-type="string" calcext:value-type="string">
            <text:p>ADMINISTRATEUR - AJOUTER </text:p>
          </table:table-cell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 tant qu'administrateur, je veux pouvoir ajouter des véhicules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En tant qu'administrateur, lors de l'ajout d'un véhicule, je veux pouvoir renseigner : </text:p>
            <text:p>•Immat </text:p>
            <text:p>•marque </text:p>
            <text:p>•Modèle</text:p>
            <text:p>•catégories </text:p>
            <text:p>•Liste : </text:p>
            <text:p>        o Micro-urbaines     </text:p>
            <text:p>        o Mini-citadines </text:p>
            <text:p>        o Citadines polyvalentes</text:p>
            <text:p>        o Compactes o Berlines Taille S </text:p>
            <text:p>        o Berlines Taille M </text:p>
            <text:p>        o Berlines Taille L </text:p>
            <text:p>        o SUV, Tout-terrains et Pick-up</text:p>
            <text:p>•Renseigner une URL de photo, spécifier motorisation(Hybride, élec,thermique.…)</text:p>
            <text:p>•Indiquer conso CO2 / Km</text:p>
            <text:p>•Renseigner nbr de places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table:style-name="ce2" office:value-type="string" calcext:value-type="string">
            <text:p>ADMINISTRATEUR - MODIFIER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 En tant qu’administrateur je peux modifier un véhicule de service.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- En tant qu'administrteur j'ai accès à un tableau des résas : En cours , Futures, Passés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</table:table-row>
        <table:table-row table:style-name="ro4">
          <table:table-cell office:value-type="string" calcext:value-type="string">
            <text:p>- En tant qu'administrateur, les tableau résas contiennent : </text:p>
            <text:p>• Date heure de début </text:p>
            <text:p>• Date heure de fin </text:p>
            <text:p>• Responsable (personne ayant effectuée la réservation)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</table:table-row>
        <table:table-row table:style-name="ro5">
          <table:table-cell office:value-type="string" calcext:value-type="string">
            <text:p>- En tant qu'administrateur je peux modifier : </text:p>
            <text:p>• Immatriculation </text:p>
            <text:p>• Marque </text:p>
            <text:p>• Modèle </text:p>
            <text:p>• Catégorie </text:p>
            <text:p>• Photo </text:p>
            <text:p>• Nombre de places </text:p>
            <text:p>• Motorisation (Hybride, électrique, etc..) </text:p>
            <text:p>• CO2/km </text:p>
            <text:p>• Statut (en service, en réparation ou hors service)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- En tant qu'administrateur, je veux qu'a partir de la modification, je puisse valider ou annuler et ainsi revenir à la liste de visualisation.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- En tant qu'administrateur, je veux que lors de la mise hors services ou en travaux d'un véhicule, les résas en cours soient annulés et qu'un mail s'envoit aux concernés.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,6</text:p>
          </table:table-cell>
        </table:table-row>
      </table:table>
      <table:named-expressions/>
      <table:database-ranges>
        <table:database-range table:name="__Anonymous_Sheet_DB__0" table:target-range-address="user_stories_admin.A2:user_stories_admin.C2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4T12:48:55.247000000</dc:date>
    <meta:editing-duration>PT31M26S</meta:editing-duration>
    <meta:editing-cycles>1</meta:editing-cycles>
    <meta:generator>LibreOffice/7.6.4.1$Windows_X86_64 LibreOffice_project/e19e193f88cd6c0525a17fb7a176ed8e6a3e2aa1</meta:generator>
    <meta:document-statistic meta:table-count="1" meta:cell-count="59" meta:object-count="0"/>
  </office:meta>
</office:document-meta>
</file>